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0A0000002585B93A1EFCB6B15D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center" style:horizontal-rel="page" style:mirror="none" fo:clip="rect(3.3374in, 0.098in, 0.6047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y="0in" svg:width="1.5689in" svg:height="2.3075in" draw:z-index="0">
        <draw:image xlink:href="Pictures/10000201000000A0000002585B93A1EFCB6B15D5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.7799in" fo:page-height="2.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4:47:34.861003919</meta:creation-date>
    <dc:date>2015-12-08T15:00:24.358352078</dc:date>
    <meta:editing-duration>PT12M52S</meta:editing-duration>
    <meta:editing-cycles>2</meta:editing-cycles>
    <meta:generator>LibreOffice/5.0.2.2$Linux_x86 LibreOffice_project/0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